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.buildLocationPath( Vector stepsV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anner.Scanner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okens.nex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.parseNodeTest( int typeToken , Tokens xtokens , NamespaceContext 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okens.addToken( int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ep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est.NodeTest( shor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.addToken( String token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est.toString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xis.Axis( shor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.peek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tionPath.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ep.Step( Step st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s.getTokenString( int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.XPath( String xpath , SymbolTable symbolTable , Namespace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ath.check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.Tokens( SymbolTable symbolT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Tokens.rew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.Axis( Axis ax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.hasM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est.NodeTest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ep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anner.scanNumber( XPath . Tokens tokens , String data , int endOffset , int currentOffse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xis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tionPath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r.addToken( XPath . Tokens tokens , int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ep.Step( Axis axis , NodeTest node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s.nextTokenAs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.addToken( XPath . Tokens tokens , int toke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odeTes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r.scanNCName( String data , int endOffset , int currentOffse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LocationPath.LocationPath( Location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tionPath.LocationPath( Step [ ] ste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r.scanExpr( SymbolTable symbolTable , XPath . Tokens tokens , String data , int currentOffset , int endOffset )</text:p>
          </table:table-cell>
          <table:table-cell office:value-type="float" office:value="141">
            <text:p text:style-name="Table_20_Contents">141</text:p>
          </table:table-cell>
          <table:table-cell office:value-type="float" office:value="176">
            <text:p text:style-name="Table_20_Contents">176</text:p>
          </table:table-cell>
          <table:table-cell office:value-type="float" office:value="461">
            <text:p text:style-name="Table_20_Contents">461</text:p>
          </table:table-cell>
        </table:table-row>
        <table:table-row>
          <table:table-cell office:value-type="string">
            <text:p text:style-name="Table_20_Contents">XPath.parseExpression( final NamespaceContext context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9">
            <text:p text:style-name="Table_20_Contents">9</text:p>
          </table:table-cell>
          <table:table-cell office:value-type="float" office:value="124">
            <text:p text:style-name="Table_20_Contents">124</text:p>
          </table:table-cell>
        </table:table-row>
        <table:table-row>
          <table:table-cell office:value-type="string">
            <text:p text:style-name="Table_20_Contents">XPath.getLocationPath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ath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ath.main( String [ ] arg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Test.NodeTest( NodeTest node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Test.NodeTest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.getLocatio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.dumpTokens( )</text:p>
          </table:table-cell>
          <table:table-cell office:value-type="float" office:value="55">
            <text:p text:style-name="Table_20_Contents">55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79">
            <text:p text:style-name="Table_20_Contents">1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